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automatic-styles>
    <style:style style:name="P1" style:family="paragraph" style:parent-style-name="Heading_20_2">
      <style:paragraph-properties fo:text-align="start" style:justify-single-word="false"/>
      <style:text-properties style:font-name="Liberation Serif" fo:font-size="10pt" fo:language="en" fo:country="US" officeooo:rsid="003b6fe7" officeooo:paragraph-rsid="001ac41c" style:font-size-asian="10pt" style:font-size-complex="10pt"/>
    </style:style>
    <style:style style:name="P2" style:family="paragraph" style:parent-style-name="Heading_20_2">
      <style:text-properties style:font-name="Liberation Sans" fo:font-size="16pt" style:font-size-asian="16pt" style:font-size-complex="16pt"/>
    </style:style>
    <style:style style:name="P3" style:family="paragraph" style:parent-style-name="Standard">
      <style:text-properties style:font-name="Liberation Serif"/>
    </style:style>
    <style:style style:name="P4" style:family="paragraph" style:parent-style-name="Text_20_body">
      <style:text-properties fo:color="#000000" style:font-name="Liberation Serif" fo:font-size="12pt" fo:language="en" fo:country="US" officeooo:paragraph-rsid="003cbc82" style:font-size-asian="12pt" style:font-size-complex="12pt"/>
    </style:style>
    <style:style style:name="P5" style:family="paragraph" style:parent-style-name="Text_20_body">
      <style:text-properties style:font-name="Liberation Serif"/>
    </style:style>
    <style:style style:name="P6" style:family="paragraph" style:parent-style-name="Text_20_body">
      <style:paragraph-properties fo:text-align="start" style:justify-single-word="false"/>
      <style:text-properties style:font-name="Liberation Serif" fo:language="en" fo:country="US"/>
    </style:style>
    <style:style style:name="P7" style:family="paragraph" style:parent-style-name="Text_20_body">
      <style:paragraph-properties fo:text-align="start" style:justify-single-word="false"/>
      <style:text-properties style:font-name="Liberation Serif" fo:language="en" fo:country="US" officeooo:paragraph-rsid="003cc6d0"/>
    </style:style>
    <style:style style:name="P8" style:family="paragraph" style:parent-style-name="Text_20_body">
      <style:text-properties style:font-name="Liberation Serif" fo:language="en" fo:country="US" officeooo:paragraph-rsid="004233ac"/>
    </style:style>
    <style:style style:name="P9" style:family="paragraph" style:parent-style-name="Text_20_body">
      <style:text-properties style:font-name="Liberation Serif" fo:font-size="12pt" style:font-size-asian="12pt" style:font-size-complex="12pt"/>
    </style:style>
    <style:style style:name="P10" style:family="paragraph" style:parent-style-name="Text_20_body">
      <style:paragraph-properties fo:text-align="start" style:justify-single-word="false"/>
      <style:text-properties style:font-name="Liberation Serif" fo:font-size="12pt" fo:language="en" fo:country="US" style:font-size-asian="12pt" style:font-size-complex="12pt"/>
    </style:style>
    <style:style style:name="P11" style:family="paragraph" style:parent-style-name="Text_20_body">
      <style:paragraph-properties fo:text-align="start" style:justify-single-word="false"/>
      <style:text-properties style:font-name="Liberation Serif" fo:font-size="12pt" fo:language="en" fo:country="US" officeooo:paragraph-rsid="003cc6d0" style:font-size-asian="12pt" style:font-size-complex="12pt"/>
    </style:style>
    <style:style style:name="P12" style:family="paragraph" style:parent-style-name="Text_20_body">
      <style:text-properties style:font-name="Liberation Serif" fo:font-size="12pt" fo:language="en" fo:country="US" officeooo:paragraph-rsid="004233ac" style:font-size-asian="12pt" style:font-size-complex="12pt"/>
    </style:style>
    <style:style style:name="P13" style:family="paragraph" style:parent-style-name="Text_20_body">
      <style:paragraph-properties fo:text-align="start" style:justify-single-word="false"/>
      <style:text-properties style:font-name="Liberation Serif" fo:font-size="12pt" fo:language="en" fo:country="US" fo:font-style="italic" style:font-size-asian="12pt" style:font-style-asian="italic" style:font-size-complex="12pt" style:font-style-complex="italic"/>
    </style:style>
    <style:style style:name="P14" style:family="paragraph" style:parent-style-name="Text_20_body">
      <style:paragraph-properties fo:text-align="start" style:justify-single-word="false"/>
      <style:text-properties style:font-name="DejaVu Sans1" fo:language="en" fo:country="US" officeooo:paragraph-rsid="004c09e3"/>
    </style:style>
    <style:style style:name="P15" style:family="paragraph" style:parent-style-name="Text_20_body">
      <style:paragraph-properties fo:text-align="start" style:justify-single-word="false"/>
      <style:text-properties style:font-name="DejaVu Sans1" fo:font-size="8pt" fo:language="en" fo:country="US" fo:font-weight="normal" officeooo:paragraph-rsid="004c09e3" style:font-size-asian="8pt" style:font-weight-asian="normal" style:font-size-complex="8pt" style:font-weight-complex="normal"/>
    </style:style>
    <style:style style:name="P16" style:family="paragraph" style:parent-style-name="Text_20_body">
      <style:paragraph-properties fo:text-align="start" style:justify-single-word="false" fo:background-color="transparent">
        <style:background-image/>
      </style:paragraph-properties>
      <style:text-properties style:font-name="Liberation Serif" fo:font-size="12pt" fo:language="en" fo:country="US" officeooo:paragraph-rsid="003cbc82" style:font-size-asian="12pt" style:font-size-complex="12pt"/>
    </style:style>
    <style:style style:name="P17" style:family="paragraph" style:parent-style-name="Heading_20_1" style:master-page-name="Standard">
      <style:paragraph-properties style:page-number="auto"/>
      <style:text-properties style:font-name="Liberation Sans" fo:font-size="18.2000007629395pt" fo:font-weight="bold" officeooo:paragraph-rsid="0049fde7" style:font-size-asian="18.2000007629395pt" style:font-weight-asian="bold" style:font-size-complex="18.2000007629395pt" style:font-weight-complex="bold"/>
    </style:style>
    <style:style style:name="T1" style:family="text">
      <style:text-properties officeooo:rsid="0038a028"/>
    </style:style>
    <style:style style:name="T2" style:family="text">
      <style:text-properties officeooo:rsid="001f87c4"/>
    </style:style>
    <style:style style:name="T3" style:family="text">
      <style:text-properties officeooo:rsid="003c2c69"/>
    </style:style>
    <style:style style:name="T4" style:family="text">
      <style:text-properties officeooo:rsid="002e9d0a"/>
    </style:style>
    <style:style style:name="T5" style:family="text">
      <style:text-properties officeooo:rsid="004233ac"/>
    </style:style>
    <style:style style:name="T6" style:family="text">
      <style:text-properties officeooo:rsid="004496c0"/>
    </style:style>
    <style:style style:name="T7" style:family="text">
      <style:text-properties officeooo:rsid="003cbc82"/>
    </style:style>
    <style:style style:name="T8" style:family="text">
      <style:text-properties officeooo:rsid="00452a36"/>
    </style:style>
    <style:style style:name="T9" style:family="text">
      <style:text-properties officeooo:rsid="0046052e"/>
    </style:style>
    <style:style style:name="T10" style:family="text">
      <style:text-properties officeooo:rsid="0058798e"/>
    </style:style>
    <style:style style:name="T11" style:family="text">
      <style:text-properties fo:color="#000000"/>
    </style:style>
    <style:style style:name="T12" style:family="text">
      <style:text-properties fo:color="#000000" officeooo:rsid="003ec6aa"/>
    </style:style>
    <style:style style:name="T13" style:family="text">
      <style:text-properties fo:color="#000000" officeooo:rsid="00416b0d"/>
    </style:style>
    <style:style style:name="T14" style:family="text">
      <style:text-properties fo:color="#000000" fo:background-color="transparent" loext:char-shading-value="0"/>
    </style:style>
    <style:style style:name="T15" style:family="text">
      <style:text-properties fo:color="#000000" officeooo:rsid="0047e790"/>
    </style:style>
    <style:style style:name="T16" style:family="text">
      <style:text-properties fo:color="#000000" fo:font-size="12pt" fo:background-color="transparent" loext:char-shading-value="0" style:font-size-asian="12pt" style:font-size-complex="12pt"/>
    </style:style>
    <style:style style:name="T17" style:family="text">
      <style:text-properties fo:color="#000000" fo:font-size="12pt" officeooo:rsid="004294b6" fo:background-color="transparent" loext:char-shading-value="0" style:font-size-asian="12pt" style:font-size-complex="12pt"/>
    </style:style>
    <style:style style:name="T18" style:family="text">
      <style:text-properties fo:color="#000000" fo:font-size="12pt" officeooo:rsid="00468fcd" fo:background-color="transparent" loext:char-shading-value="0" style:font-size-asian="12pt" style:font-size-complex="12pt"/>
    </style:style>
    <style:style style:name="T19" style:family="text">
      <style:text-properties fo:color="#000000" fo:font-size="12pt" fo:font-style="italic" fo:background-color="transparent" loext:char-shading-value="0" style:font-size-asian="12pt" style:font-style-asian="italic" style:font-size-complex="12pt" style:font-style-complex="italic"/>
    </style:style>
    <style:style style:name="T20" style:family="text">
      <style:text-properties fo:color="#000000" fo:font-size="12pt" fo:font-style="italic" officeooo:rsid="00468fcd" fo:background-color="transparent" loext:char-shading-value="0" style:font-size-asian="12pt" style:font-style-asian="italic" style:font-size-complex="12pt" style:font-style-complex="italic"/>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47e790" style:font-style-asian="italic" style:font-style-complex="italic"/>
    </style:style>
    <style:style style:name="T24" style:family="text">
      <style:text-properties fo:font-style="italic" officeooo:rsid="0039a534" style:font-style-asian="italic" style:font-style-complex="italic"/>
    </style:style>
    <style:style style:name="T25" style:family="text">
      <style:text-properties fo:font-style="italic" officeooo:rsid="0058798e" fo:background-color="transparent" loext:char-shading-value="0" style:font-style-asian="italic" style:font-style-complex="italic"/>
    </style:style>
    <style:style style:name="T26" style:family="text">
      <style:text-properties fo:font-weight="normal" officeooo:rsid="0041a9c1" style:font-weight-asian="normal" style:font-weight-complex="normal"/>
    </style:style>
    <style:style style:name="T27" style:family="text">
      <style:text-properties officeooo:rsid="002084ad"/>
    </style:style>
    <style:style style:name="T28" style:family="text">
      <style:text-properties officeooo:rsid="002d1acf"/>
    </style:style>
    <style:style style:name="T29" style:family="text">
      <style:text-properties officeooo:rsid="0032e1d4"/>
    </style:style>
    <style:style style:name="T30" style:family="text">
      <style:text-properties officeooo:rsid="0039a534"/>
    </style:style>
    <style:style style:name="T31" style:family="text">
      <style:text-properties officeooo:rsid="003ec6aa" fo:background-color="transparent" loext:char-shading-value="0"/>
    </style:style>
    <style:style style:name="T32" style:family="text">
      <style:text-properties officeooo:rsid="0058798e" fo:background-color="transparent" loext:char-shading-value="0"/>
    </style:style>
    <style:style style:name="T33" style:family="text">
      <style:text-properties officeooo:rsid="0041a9c1"/>
    </style:style>
    <style:style style:name="T34" style:family="text">
      <style:text-properties officeooo:rsid="00431821"/>
    </style:style>
    <style:style style:name="T35" style:family="text">
      <style:text-properties officeooo:rsid="0047e790"/>
    </style:style>
    <style:style style:name="T36" style:family="text">
      <style:text-properties style:font-name="Liberation Serif"/>
    </style:style>
    <style:style style:name="T37" style:family="text">
      <style:text-properties style:font-name="Liberation Serif" fo:font-size="12pt" fo:language="en" fo:country="US" style:font-size-asian="12pt" style:font-size-complex="12pt"/>
    </style:style>
    <style:style style:name="T38" style:family="text">
      <style:text-properties style:font-name="Liberation Serif" fo:font-size="12pt" style:font-size-asian="12pt" style:font-size-complex="12pt"/>
    </style:style>
    <style:style style:name="T39" style:family="text">
      <style:text-properties fo:font-size="12pt" style:font-size-asian="12pt" style:font-size-complex="12pt"/>
    </style:style>
    <style:style style:name="T40" style:family="text">
      <style:text-properties fo:font-size="12pt" officeooo:rsid="00452a36" style:font-size-asian="12pt" style:font-size-complex="12pt"/>
    </style:style>
    <style:style style:name="T41" style:family="text">
      <style:text-properties fo:font-size="12pt" fo:font-weight="normal" officeooo:rsid="0039a534" style:font-size-asian="12pt" style:font-weight-asian="normal" style:font-size-complex="12pt" style:font-weight-complex="normal"/>
    </style:style>
    <style:style style:name="T42" style:family="text">
      <style:text-properties fo:font-size="12pt" fo:font-weight="normal" officeooo:rsid="00621ec1" style:font-size-asian="12pt" style:font-weight-asian="normal" style:font-size-complex="12pt" style:font-weight-complex="normal"/>
    </style:style>
    <style:style style:name="T43" style:family="text">
      <style:text-properties fo:font-size="12pt" fo:font-weight="normal" officeooo:rsid="0049fde7" style:font-size-asian="12pt" style:font-weight-asian="normal" style:font-size-complex="12pt" style:font-weight-complex="normal"/>
    </style:style>
    <style:style style:name="T44" style:family="text">
      <style:text-properties fo:font-size="12pt" fo:font-weight="bold" officeooo:rsid="0039a534" style:font-size-asian="12pt" style:font-weight-asian="bold" style:font-size-complex="12pt" style:font-weight-complex="bold"/>
    </style:style>
    <style:style style:name="T45" style:family="text">
      <style:text-properties style:font-name="Times New Roman" fo:font-size="12pt" fo:font-weight="normal" style:font-size-asian="12pt" style:font-weight-asian="normal" style:font-size-complex="12pt" style:font-weight-complex="normal"/>
    </style:style>
    <style:style style:name="T46" style:family="text">
      <style:text-properties style:font-name="Times New Roman" fo:font-size="12pt" fo:font-weight="normal" officeooo:rsid="00648aa0" style:font-size-asian="12pt" style:font-weight-asian="normal" style:font-size-complex="12pt" style:font-weight-complex="normal"/>
    </style:style>
    <style:style style:name="T47" style:family="text">
      <style:text-properties style:font-name="Times New Roman" fo:font-size="12pt" fo:font-weight="normal" officeooo:rsid="0047e790" style:font-size-asian="12pt" style:font-weight-asian="normal" style:font-size-complex="12pt" style:font-weight-complex="normal"/>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trategies of Net-activists <text:span text:style-name="T34">A</text:span>gainst <text:span text:style-name="T34">P</text:span>hishing and <text:line-break/><text:span text:style-name="T34">F</text:span>ake <text:span text:style-name="T34">B</text:span>usiness <text:span text:style-name="T34">W</text:span>ebsites</text:h>
      <text:p text:style-name="P3"><text:span text:style-name="T42">% </text:span><text:span text:style-name="T43">BY:</text:span><text:span text:style-name="T42"> </text:span><text:span text:style-name="T41">KairUs - Linda Kronman and Andreas Zingerle</text:span><text:span text:style-name="T44"> </text:span></text:p>
      <text:p text:style-name="P9"><text:span text:style-name="T1">This essay is part of our artistic research into vigilante online communities and Internet fraud. Online communities of so called </text:span>scambaiters try to identify, block and report Internet crime activities. For this they have developed various strategies, <text:span text:style-name="T4">ranging from creating warning platforms to collecting fake checks or blocking bank accounts,</text:span> and <text:span text:style-name="T34">they </text:span>organize <text:span text:style-name="T4">themselves </text:span>in different forums<text:note text:id="ftn9" text:note-class="footnote"><text:note-citation>1</text:note-citation><text:note-body><text:p text:style-name="Footnote">Zingerle, <text:span text:style-name="T28">Andreas</text:span> and <text:span text:style-name="T28">Linda </text:span>Kronman<text:span text:style-name="T28">.</text:span> “Humiliating Entertainment or Social Activism: Analyzing Scambaiting Strategies Against Online Advance Fee Fraud.” in <text:span text:style-name="T22">Cyberworlds</text:span> (CW), 2013 International Conference on. IEEE, 2013, pp. 352-355.</text:p></text:note-body></text:note>. One of <text:span text:style-name="T34">these</text:span> subgroup<text:span text:style-name="T34">s</text:span> call <text:span text:style-name="T2">themselves</text:span> “Artists against 419” and host the biggest open-access database of fake websites. As of <text:span text:style-name="T3">November</text:span> 201<text:span text:style-name="T3">5</text:span>, there are over 4800 registered users and on average <text:span text:style-name="T33">about</text:span> 35 websites are <text:span text:style-name="T33">added to the database</text:span> each day. They use “passive <text:span text:style-name="T4">reconnaissance”</text:span> and “open source intelligence” (osint) tools to gather information, <text:span text:style-name="T34">so that they can</text:span> file report<text:span text:style-name="T4">s</text:span> to the hosting provider to get the websites taken off the web. <text:span text:style-name="T4">Since 2007, the group members have discontinued using web programs such as “Lad Vampire” or “Muguito” to run “Denial of Service” attacks against the websites</text:span><text:span text:style-name="T4"><text:note text:id="ftn0" text:note-class="footnote"><text:note-citation>2</text:note-citation><text:note-body><text:p text:style-name="Footnote"><text:span text:style-name="T33">B</text:span>renner, Susan W. “Private-public sector cooperation in combating cybercrime: In search of a model.” <text:span text:style-name="T21">J. Int'l Com. L. &amp; Tech.</text:span> 2 (2007): 58.</text:p></text:note-body></text:note></text:span><text:span text:style-name="T4"> and instead use online tools and written reports to maintain good relations with hosting providers and law enforcement</text:span><text:span text:style-name="T4"><text:note text:id="ftn6" text:note-class="footnote"><text:note-citation>3</text:note-citation><text:note-body><text:p text:style-name="Footnote">Cain, Patrick. “Scam trap.” <text:span text:style-name="T21">The Toronto Star, http://www. thestar. com, referenced March</text:span> 21 (2004): 2011.</text:p></text:note-body></text:note></text:span><text:span text:style-name="T4">. In the following paragraphs we want to present one of their work-flow strategies to track and report fake websites.</text:span></text:p>
      <text:p text:style-name="P9">Scambaiters use various vernacular tools and social engineering techniques in order to <text:span text:style-name="T6">run </text:span>background checks on suspicious business websites. Open source intelligence (<text:span text:style-name="T30">osint</text:span>) refers to intelligence that has been derived from publicly available sources both on- and offline. These tools are used in “ethical passive reconnaissance<text:note text:id="ftn7" text:note-class="footnote"><text:note-citation>4</text:note-citation><text:note-body><text:p text:style-name="Footnote">Glassman, Michael, and Min Ju Kang. “Intelligence in the internet age: The emergence and evolution of Open Source Intelligence (OSINT).” <text:span text:style-name="T21">Computers in Human Behavior</text:span> 28 (2012): 673-682.</text:p></text:note-body></text:note>” to gather as much information about the target as possible. In this version, passive reconnaissance is perpetrated by activists and hacktivists who are trying to gain information that will support their political causes or other such ethical motivations. Law enforcement officials may also use passive reconnaissance as part of a criminal investigation. Ethical or not, passive reconnaissance is always done without the authorization of the person or organization that is being targeted<text:note text:id="ftn8" text:note-class="footnote"><text:note-citation>5</text:note-citation><text:note-body><text:p text:style-name="Footnote">Bansal, Akanksha, and Monika Arora. “Ethical Hacking and Social Security.” <text:span text:style-name="T21">Radix International Journal of Research in Social Science</text:span> 1, no. 11 (2012).</text:p></text:note-body></text:note>.</text:p>
      <text:p text:style-name="P9"><text:soft-page-break/>This leads to an effective combination of classical social engineering attacks on the target, which in turn can be used to harvest more information. The following chapter <text:span text:style-name="T5">summarizes</text:span> the hands-on part of a workshop called “Credible fictions – Deceptive realities”<text:note text:id="ftn1" text:note-class="footnote"><text:note-citation>6</text:note-citation><text:note-body><text:p text:style-name="Footnote">“Credible <text:span text:style-name="T6">F</text:span>iction – <text:span text:style-name="T6">D</text:span>eceptive <text:span text:style-name="T6">R</text:span>ealities” <text:span text:style-name="T6">W</text:span>orkshop notes: http://www.andreaszingerle.com/credible-fictions-deceptive-realities/</text:p></text:note-body></text:note>. In the workshop the <text:span text:style-name="T22">Megacorp.</text:span> <text:span text:style-name="T6">i</text:span>nstallation served as a point of departure to further investigate <text:span text:style-name="T7">I</text:span>nternet activism, <text:span text:style-name="T7">resurfacing </text:span>fake websites and osint tools. The online tools were presented <text:span text:style-name="T6">to the </text:span>group of participants, <text:span text:style-name="T6">who gathered and discussed information using</text:span> the collaborative writing tool “<text:span text:style-name="T7">piratepad”</text:span>. </text:p>
      <text:p text:style-name="P9">As an example website <text:span text:style-name="T30">we</text:span> want to focus on www.start-office.biz. According to their website, start-office.biz is an international company specializing in organizing virtual offices. They are located at the Wienerberg Twin Towers in Vienna, Austria, and currently offer jobs to local agents who should “provide relevant information online for direct clients and other relevant stakeholders through through popular social networking sites”. In the following <text:span text:style-name="T5">paragraphs</text:span>, we will use the osint tools to analyze the website and raise suspicion <text:span text:style-name="T6">about the legitimacy of</text:span> the website. </text:p>
      <text:h text:style-name="P2" text:outline-level="2">Look and <text:span text:style-name="T6">F</text:span>eel</text:h>
      <text:p text:style-name="P10">Every website is designed differently. Over the years certain trends in usability set standards for web designers. You can always ask yourself, how coherent <text:span text:style-name="T6">is </text:span>the web design? Does a photo with the company logo <text:span text:style-name="T6">have</text:span> a pixelated, <text:span text:style-name="T6">poor</text:span> quality, whereas all other photos are crisp and sharp? Does the logo look <text:span text:style-name="T7">badly </text:span>manipulated into an image? </text:p>
      <text:p text:style-name="P10">On the <text:span text:style-name="T5">front page</text:span> of our example website we see the dark black logo of start-office.biz. Font type and size of the logo look misplaced and don’t fit the overall dominant <text:span text:style-name="T5">gray</text:span> and dark blue color combination. In one of the header images the logo is clearly squeezed in the image. The <text:span text:style-name="T6">company’s</text:span> <text:span text:style-name="T5">headquarter</text:span> is supposedly located in Vienna, Austria. The website claims to operate on a global scale and runs hundreds of offices in the USA and Canada. The page language is English and there is no translation to German available. On the “testimonials” page we find a review from a person called ‘Michel’ from France, who refers positively <text:span text:style-name="T6">to a different</text:span> company: </text:p>
      <text:p text:style-name="P13">Sunex’s virtual office allows me to service these clients from anywhere in the world, while maintaining a presence in Texas. </text:p>
      <text:p text:style-name="P10">So it seems that this review was copied from another website and the <text:span text:style-name="T6">company’s</text:span> name was not changed. The “career” page offers an application form to apply for the “local agent” position. The salary is stated in USD and is paid on a weekly basis, which is also <text:span text:style-name="T6">a </text:span>very uncommon practice in Austria.</text:p>
      <text:p text:style-name="P6"><text:soft-page-break/></text:p>
      <text:h text:style-name="P2" text:outline-level="2">Crosslinks</text:h>
      <text:p text:style-name="P12">You can check how many other websites link to your targeted website. In search engines <text:span text:style-name="T29">like Google or Waybackmachine, </text:span>type “link: www.start-office.biz” or use online search tools like backlinkwatch to figure out how many websites link to your website in question. Both tools report <text:span text:style-name="T6">no</text:span> backlinks. It is not a criminal act to have <text:span text:style-name="T6">no</text:span> websites linking to your website, <text:span text:style-name="T6">but it </text:span>still looks suspicious, when a page claims to be a global player and no customers <text:span text:style-name="T6">link</text:span> to them. </text:p>
      <text:p text:style-name="P8"/>
      <text:h text:style-name="P2" text:outline-level="2">Contact <text:span text:style-name="T6">I</text:span>nformation</text:h>
      <text:p text:style-name="P10">Every page <text:span text:style-name="T6">has to provide</text:span> a possibility to <text:span text:style-name="T6">contact</text:span> the website owner. Is the contact email the same as the domain name, or is it a free-to-use webmail service. Is the postal address a valid address? This can easily be checked through online streetmap services. Also phone numbers can be checked <text:span text:style-name="T6">to see whether</text:span> the area code belongs to a local number or if it is part of a call forwarding program. What happens when you call the number? Is the line in use during office hours? </text:p>
      <text:p text:style-name="P10">In our example the <text:span text:style-name="T6">company’s</text:span> address is the Twin Towers in Vienna, although it doesn’t provide a floor number. The phone number has the correct country code “+43” for <text:span text:style-name="T27">A</text:span>ustria and “1” as a city code for Vienna. A quick search in the local online telephone database ensures that the telephone number is registered at the state telecommunication company A1, but there is no name entry to be found. </text:p>
      <text:p text:style-name="P10">There are two email addresses on the website: support@start-office.biz and hr@start-office.biz. A<text:span text:style-name="T6">n</text:span> alter ego personality contacted both addresses and claimed to be looking for a job in Vienna. A <text:span text:style-name="T29">person called</text:span> Thomas Anderson replied as a representative of the company, sent me his <text:span text:style-name="T6">S</text:span>kype account details and <text:span text:style-name="T7">three</text:span> pdfs that I should read through, fill out and return in time. The three documents include<text:span text:style-name="T6">d</text:span> an application for employment, a confidentiality agreement and a <text:span text:style-name="T6">j</text:span>ob offer signed by a Michael Adams, Director of Start-Office.biz. By using an IP tracker it is possible to analyze the email header and <text:span text:style-name="T6">obtain</text:span> the IP address from where the email was sent. In case of the email from Michael Adams, the email provider is Telmex Colombia S.a. in Barranquilla, Colombia. </text:p>
      <text:p text:style-name="P6"/>
      <text:h text:style-name="P2" text:outline-level="2">Imprint</text:h>
      <text:p text:style-name="P5"><text:span text:style-name="T39">Depending on </text:span><text:span text:style-name="T40">the</text:span><text:span text:style-name="T39"> country in which the company operates, a trade registry number, VAT number, company address, and other legal metadata and terms of use </text:span><text:span text:style-name="T40">have</text:span><text:span text:style-name="T39"> to be published as a “Site notice”, “Legal notice” or “Legal disclosure”. This information can </text:span><text:soft-page-break/><text:span text:style-name="T39">be double-checked on pages like VIES/VAT number validation from the EU Commission</text:span><text:span text:style-name="T39"><text:note text:id="ftn2" text:note-class="footnote"><text:note-citation>7</text:note-citation><text:note-body><text:p text:style-name="Footnote"><text:s/>http://ec.europa.eu/taxation_customs/vies/</text:p></text:note-body></text:note></text:span><text:span text:style-name="T39"> or the BBB – Better </text:span><text:span text:style-name="T40">B</text:span><text:span text:style-name="T39">usiness </text:span><text:span text:style-name="T40">B</text:span><text:span text:style-name="T39">ureau</text:span><text:span text:style-name="T39"><text:note text:id="ftn3" text:note-class="footnote"><text:note-citation>8</text:note-citation><text:note-body><text:p text:style-name="Footnote"><text:s/>http://www.bbb.org/</text:p></text:note-body></text:note></text:span><text:span text:style-name="T39">. According to E-Commerce law, </text:span><text:span text:style-name="T40">A</text:span><text:span text:style-name="T39">ustrian </text:span><text:span text:style-name="T40">commercial</text:span><text:span text:style-name="T39"> companies have to have a legal notice on their webpage. In the contact section </text:span><text:span text:style-name="T40">of our example website,</text:span><text:span text:style-name="T39"> there is no legal notice or VAT number published.</text:span></text:p>
      <text:h text:style-name="P1" text:outline-level="2"/>
      <text:h text:style-name="P2" text:outline-level="2">Domain Whois</text:h>
      <text:p text:style-name="P9">WHOIS<text:note text:id="ftn4" text:note-class="footnote"><text:note-citation>9</text:note-citation><text:note-body><text:p text:style-name="Footnote"><text:s/>http://www.whois.net/</text:p></text:note-body></text:note> stands for “Who is?” and is a web-utility used to look up information on domain names, contact information as well as some technical information such as the domain’s name servers (DNS). Every domain owner has to provide valid contact information. This is part of the registration agreement and providing <text:span text:style-name="T8">false</text:span> information can result in your domain name being deleted, although some types of domains do allow you to have placeholder information <text:span text:style-name="T8">from</text:span> another company as the domain owner. By doing a whois look up on a targeted domain, you can see when a domain was registered, <text:span text:style-name="T8">last </text:span>updated, and how long this registration is valid. Often, scammers use the minimum <text:span text:style-name="T8">period</text:span> of <text:span text:style-name="T8">one</text:span> year to register their domain, since they are sure <text:span text:style-name="T8">they will only be operating for a few</text:span> months, and then <text:span text:style-name="T8">they </text:span>open another domain. <text:span text:style-name="T8">Further</text:span> important information one can gather is the hosting provider’s name and contact information. This to contact the hosting provider and report the fraudulent website. It is also possible to track down inconsistencies, e.g. different addresses or website owner <text:span text:style-name="T8">from what is stated on</text:span> the website. </text:p>
      <text:p text:style-name="P9">In our example the registrant contact is a Mr. Fred Bohnsack, living <text:span text:style-name="T8">at</text:span> 2775 Holdom Avenue in Surrey, B.C., Canada. The website is hosted with hostgator.com and is registered for <text:span text:style-name="T8">one</text:span> year. </text:p>
      <text:p text:style-name="P9"/>
      <text:h text:style-name="P2" text:outline-level="2">Reverse IP lookup</text:h>
      <text:p text:style-name="P10">Using a reverse IP Address lookup tool<text:note text:id="ftn5" text:note-class="footnote"><text:note-citation>10</text:note-citation><text:note-body><text:p text:style-name="Footnote"><text:s/>http://reverseip.domaintools.com/</text:p></text:note-body></text:note> it is possible to gain more insight <text:span text:style-name="T9">into</text:span> all the different websites and domains hosted on that IP-address. Often scammers run several websites at once, and it is just easier, cheaper and more convenient to host them under the same provider. This way, it is often possible to observe the working methods of a group of scammers who operate several websites at once.</text:p>
      <text:p text:style-name="P10"/>
      <text:h text:style-name="P2" text:outline-level="2"><text:soft-page-break/>HTML code and text analyzer</text:h>
      <text:p text:style-name="P10">Scammers often reuse their website templates. Once their website<text:span text:style-name="T9">s</text:span> are taken off the Internet, they <text:span text:style-name="T9">make</text:span> small changes, e.g. the business name, address, the logo or in the written text, and register a different domain and upload the site again. To be able to <text:span text:style-name="T9">more quickly</text:span> track down the website once it re-surfaces again, anti-scam activists use online services like ‘Talkwater alerts’ and ‘Google alerts’. With <text:span text:style-name="T9">these</text:span> services one can search for certain keywords or phrases and get instant alert messages when the website is indexed. Activists specialize <text:span text:style-name="T9">in</text:span> certain businesses and buil<text:span text:style-name="T9">d</text:span> up alert clusters. </text:p>
      <text:p text:style-name="P4">Another toolset that can be used to track copied content on the web are online plagiarism detection services like “citeliner” or “copyscape”. Once you copy/paste phrases of the website’s text into the searchbox, the services use the Google API to return websites that use the same or similar text. T<text:span text:style-name="T10">his way it is possible to detect websites that are clones of other websites, and with our example website we found three other fake websites and also the “real” source company, from which the content for the other websites was copied.</text:span></text:p>
      <text:p text:style-name="P16"><text:span text:style-name="T12">In addition to analy</text:span><text:span text:style-name="T15">z</text:span><text:span text:style-name="T12">ing the text on the website, w</text:span><text:span text:style-name="T11">hen we look into the HMTL code we find a reference that the website was “mirrored from sunexsolutions.com/ by HTTrack Website Copier/3.x [XR&amp;CO'2013], Sat, 11 Oct 2014 06:46:46 GMT”. </text:span><text:span text:style-name="T12">This reveals that the</text:span><text:span text:style-name="T11"> website “start-office.biz” is a clone from “sunexsolutions.com”</text:span>.<text:span text:style-name="T31"> </text:span><text:span text:style-name="T32">The sunexsolutions was amongst the </text:span><text:span text:style-name="T25">Megacorp</text:span><text:span text:style-name="T32">. business websites that were scraped and analyzed.</text:span></text:p>
      <text:h text:style-name="P2" text:outline-level="2">The Megacorp. <text:span text:style-name="T35">B</text:span>usiness <text:span text:style-name="T35">C</text:span>onglomerate</text:h>
      <text:p text:style-name="P10">The research <text:span text:style-name="T2">of</text:span> the scambaiting community “Artists against 419” led to a deeper investigation <text:span text:style-name="T35">into</text:span> how this community tracks fake business websites and reports them. We wanted to visualize the database, <text:span text:style-name="T35">so our idea was to look at all these</text:span> fake companies as <text:span text:style-name="T35">though</text:span> they <text:span text:style-name="T35">were</text:span> one big evil corporate conglomerate that wants to take over the world. This so called <text:span text:style-name="T22">Megacorp</text:span>. is inspired by its equally powerful counterparts in science fiction. The term was coined by William Gibson and inspired many other authors of the dystopian cyberpunk science fiction genre to create megacorps in their fiction, amongst others the Tyrell corp. (<text:span text:style-name="T22">Do Androids </text:span><text:span text:style-name="T23">D</text:span><text:span text:style-name="T22">ream of Electric </text:span><text:span text:style-name="T23">S</text:span><text:span text:style-name="T22">heep</text:span>), Encom corp. (<text:span text:style-name="T22">Tron</text:span>), Weyland-Yutani (<text:span text:style-name="T22">Alien</text:span> series), Cyberdyne <text:span text:style-name="T35">S</text:span>kynet <text:span text:style-name="T35">S</text:span>ystems (<text:span text:style-name="T22">Terminator</text:span>).</text:p>
      <text:p text:style-name="P10">The artwork is based on a collection of 1000 fake websites scraped from Internet. The creation of the <text:span text:style-name="T22">Megacorp</text:span>. serves as an umbrella company that <text:span text:style-name="T35">depicts</text:span> the overall business segments and countries where <text:span text:style-name="T35">these</text:span> fake businesses are present. <text:span text:style-name="T35">A</text:span>n interim report was published <text:span text:style-name="T35">for the exhibition,</text:span> and visitors have <text:span text:style-name="T35">an opportunity</text:span> to browse locally through the <text:span text:style-name="T35">network of</text:span> fake websites. Additionally a corporate presentation video and a location <text:span text:style-name="T30">reconnaissance</text:span> video reflect both the imaginary and the real world outreach of the <text:span text:style-name="T24">M</text:span><text:span text:style-name="T22">egacorp</text:span>. </text:p>
      <text:p text:style-name="P11"><text:soft-page-break/>The data gathering process took seve<text:span text:style-name="T11">ral months. </text:span><text:span text:style-name="T13">F</text:span><text:span text:style-name="T11">rom September 2014 to April 2015. The aa419-database was visited on a daily basis and websites were automatically downloaded using a site scraper tool. The scraped websites were analyzed and categorized according to business segment, street address, </text:span><text:span text:style-name="T13">most prominent</text:span><text:span text:style-name="T15">ly</text:span><text:span text:style-name="T13"> </text:span><text:span text:style-name="T11">used </text:span><text:span text:style-name="T13">color</text:span><text:span text:style-name="T11"> </text:span><text:span text:style-name="T13">on the webpage</text:span><text:span text:style-name="T11">, registered city and country. </text:span></text:p>
      <text:p text:style-name="P7"><text:span text:style-name="T17">T</text:span><text:span text:style-name="T16">he findings are best described in the report, yet following some key figures and reflections extracted from the CEO’s Letter </text:span><text:span text:style-name="T18">(</text:span><text:span text:style-name="T20">Megacorp</text:span><text:span text:style-name="T18">. Interim report: First 1000 companies)</text:span><text:span text:style-name="T16">:<text:line-break/></text:span><text:span text:style-name="T14"><text:line-break/></text:span><text:span text:style-name="T19">“... We have divided our enterprise into 10 business segments, of which the biggest are ‘Transport and Logistics’ (32.6%), ‘Banking and Finance’ (21.9%) and ‘Online Merchandise and Trade’ (14.2%). It may come as a surprise that the ‘Pet Shops and Animal Transport’ (6.9%) segment has a good chance of being the fourth largest business segment. ... As mentioned, our company language is currently restricted to English, and this might limit our presence on some continents, especially Asia’s lucrative market, while apparently the Chinese phishers are responsible for 85% of the domain names that were registered for phishing”.</text:span></text:p>
      <text:p text:style-name="Text_20_body"><text:span text:style-name="T37">The full report and screenshots from the websites can be found on the website </text:span><text:a xlink:type="simple" xlink:href="http://www.megacorp.kairus.org/"><text:span text:style-name="T38">www.megacorp.kairus.org</text:span></text:a></text:p>
      <text:p text:style-name="Normal"/>
      <text:p text:style-name="Normal"/>
      <text:p text:style-name="Normal"/>
      <text:p text:style-name="P15">% --Biography -------------------------------------</text:p>
      <text:p text:style-name="P14"><text:span text:style-name="T36"><text:line-break/></text:span><text:span text:style-name="T49">KairUs</text:span><text:span text:style-name="T45"> is a collective of two artists, Linda Kronman (</text:span><text:span text:style-name="T46">FI</text:span><text:span text:style-name="T45">) and Andreas Zingerle (A</text:span><text:span text:style-name="T46">T</text:span><text:span text:style-name="T45">). Our work focuses on human computer and computer mediated human-human interaction with a special interest in transmedia and interactive storytelling. Since 2010 we have worked with the </text:span><text:span text:style-name="T47">theme</text:span><text:span text:style-name="T45"> of </text:span><text:span text:style-name="T47">I</text:span><text:span text:style-name="T45">nternet fraud and online scams,</text:span><text:span text:style-name="T48"> constantly shifting our focus and therefore approaching the theme from a number of perspectives, such as data security, data privacy, ethics of vigilante communities, narratives of scam e-mails, and technologies in relation to fra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139in" style:contextual-spacing="false" fo:line-height="0.139in" fo:keep-together="always" fo:keep-with-next="always"/>
      <style:text-properties style:font-name="Calibri" fo:font-family="Calibri" style:font-family-generic="roman" style:font-pitch="variable" fo:font-size="16pt" fo:font-weight="bold" style:font-size-asian="16pt" style:font-weight-asian="bold" style:font-name-complex="DejaVu Sans2" style:font-family-complex="'DejaVu Sans'" style:font-family-generic-complex="system" style:font-pitch-complex="variable" style:font-size-complex="16pt" style:font-weight-complex="bold"/>
    </style:style>
    <style:style style:name="Heading_20_2" style:display-name="Heading 2" style:family="paragraph" style:parent-style-name="Heading_20_1" style:next-style-name="Standard" style:default-outline-level="2" style:list-style-name="" style:class="text">
      <style:paragraph-properties fo:margin-top="0.139in" fo:margin-bottom="0.139in" style:contextual-spacing="false"/>
      <style:text-properties fo:font-size="12pt" style:font-size-asian="12pt" style:font-size-complex="12pt"/>
    </style:style>
    <style:style style:name="Heading_20_3" style:display-name="Heading 3" style:family="paragraph" style:parent-style-name="Heading_20_2" style:next-style-name="Standard" style:default-outline-level="3" style:list-style-name="" style:class="text">
      <style:paragraph-properties fo:margin-left="-0.0043in" fo:margin-right="0in" fo:text-indent="0in" style:auto-text-indent="false"/>
      <style:text-properties style:font-weight-complex="normal"/>
    </style:style>
    <style:style style:name="Heading_20_4" style:display-name="Heading 4" style:family="paragraph" style:parent-style-name="Heading_20_3" style:next-style-name="Standard" style:default-outline-level="4" style:list-style-name="" style:class="text">
      <style:text-properties fo:font-style="italic" fo:font-weight="normal" style:font-style-asian="italic" style:font-weight-asian="normal" style:font-style-complex="italic"/>
    </style:style>
    <style:style style:name="Title" style:family="paragraph" style:parent-style-name="Standard" style:next-style-name="Standard" style:default-outline-level="" style:class="chapter">
      <style:paragraph-properties fo:margin-top="0in" fo:margin-bottom="0.139in" style:contextual-spacing="true"/>
      <style:text-properties style:font-name="Calibri" fo:font-family="Calibri" style:font-family-generic="roman" style:font-pitch="variable" fo:font-size="24pt" fo:letter-spacing="0.0035in" style:letter-kerning="true" style:font-size-asian="24pt" style:font-name-complex="DejaVu Sans2" style:font-family-complex="'DejaVu Sans'" style:font-family-generic-complex="system" style:font-pitch-complex="variable" style:font-size-complex="26pt"/>
    </style:style>
    <style:style style:name="Authors" style:family="paragraph" style:parent-style-name="Standard" style:default-outline-level="">
      <style:paragraph-properties fo:text-align="center" style:justify-single-word="false"/>
      <style:text-properties fo:font-size="11pt" style:font-size-asian="11pt" style:font-size-complex="11pt"/>
    </style:style>
    <style:style style:name="Affiliations" style:family="paragraph" style:parent-style-name="Authors" style:default-outline-level="">
      <style:paragraph-properties fo:margin-top="0in" fo:margin-bottom="0in" style:contextual-spacing="false"/>
      <style:text-properties fo:font-size="9pt" style:font-size-asian="9pt" style:font-size-complex="9pt"/>
    </style:style>
    <style:style style:name="Abstract_20__2b__20_Keywords" style:display-name="Abstract + Keywords" style:family="paragraph" style:parent-style-name="Standard" style:default-outline-level="">
      <style:paragraph-properties fo:margin-top="0.139in" fo:margin-bottom="0.139in" style:contextual-spacing="false"/>
    </style:style>
    <style:style style:name="Balloon_20_Text" style:display-name="Balloon Text" style:family="paragraph" style:parent-style-name="Standard" style:default-outline-level="">
      <style:paragraph-properties fo:margin-top="0in" fo:margin-bottom="0in" style: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_2b__20_Figure_20_captions" style:display-name="Table + Figure captions" style:family="paragraph" style:parent-style-name="Heading_20_4" style:default-outline-level="">
      <style:paragraph-properties fo:text-align="center" style:justify-single-word="false"/>
      <style:text-properties fo:font-size="10pt" fo:font-style="normal" style:font-size-asian="10pt" style:font-style-asian="normal"/>
    </style:style>
    <style:style style:name="Table_20_headers" style:display-name="Table headers" style:family="paragraph" style:parent-style-name="Table_20__2b__20_Figure_20_captions" style:default-outline-level="">
      <style:paragraph-properties fo:margin-top="0in" fo:margin-bottom="0in" style:contextual-spacing="false"/>
      <style:text-properties fo:font-weight="bold" style:font-weight-asian="bold"/>
    </style:style>
    <style:style style:name="Blockquote" style:family="paragraph" style:parent-style-name="Standard" style:default-outline-level="">
      <style:paragraph-properties fo:margin-left="0.3335in" fo:margin-right="0.3335in" fo:line-height="0.1665in" fo:text-indent="0in" style:auto-text-indent="false"/>
    </style:style>
    <style:style style:name="footnote_20_text" style:display-name="footnote text" style:family="paragraph" style:parent-style-name="Standard" style:default-outline-level="">
      <style:paragraph-properties fo:margin-top="0in" fo:margin-bottom="0in" style:contextual-spacing="false"/>
    </style:style>
    <style:style style:name="Code" style:family="paragraph" style:parent-style-name="Standard" style:default-outline-level="">
      <style:paragraph-properties fo:margin-top="0in" fo:margin-bottom="0.139in" style:contextual-spacing="true" fo:line-height="0.1665in"/>
      <style:text-properties style:font-name="Courier" fo:font-family="Courier" style:font-family-generic="roman" style:font-pitch="variable"/>
    </style:style>
    <style:style style:name="Code_20_caption" style:display-name="Code caption" style:family="paragraph" style:parent-style-name="Table_20__2b__20_Figure_20_captions" style:default-outline-level="">
      <style:paragraph-properties fo:text-align="start" style:justify-single-word="false"/>
    </style:style>
    <style:style style:name="References" style:family="paragraph" style:parent-style-name="Standard" style:default-outline-level="">
      <style:paragraph-properties fo:margin-left="0.1665in" fo:margin-right="0in" fo:margin-top="0in" fo:margin-bottom="0.139in" style:contextual-spacing="true" fo:text-indent="-0.1665in" style:auto-text-indent="false"/>
      <style:text-properties style:font-style-complex="italic"/>
    </style:style>
    <style:style style:name="Footnote" style:family="paragraph" style:parent-style-name="Standard" style:class="extra"/>
    <style:style style:name="Table_20_Contents" style:display-name="Table Contents" style:family="paragraph" style:parent-style-name="Standard" style:class="extra"/>
    <style:style style:name="Subtitle" style:family="paragraph" style:parent-style-name="Heading" style:class="chapter"/>
    <style:style style:name="Quotations" style:family="paragraph" style:parent-style-name="Standard" style:class="html"/>
    <style:style style:name="Table_20_Heading" style:display-name="Table Heading" style:family="paragraph" style:parent-style-name="Table_20_Contents" style:class="extra"/>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fo:font-family="Calibri" style:font-family-generic="roman" style:font-pitch="variable" fo:font-size="24pt" fo:letter-spacing="0.0035in" style:letter-kerning="true" style:font-size-asian="24pt" style:font-name-complex="DejaVu Sans2"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name-complex="DejaVu Sans2"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weight="bold" style:font-weight-asian="bold" style:font-name-complex="DejaVu Sans2" style:font-family-complex="'DejaVu Sans'" style:font-family-generic-complex="system" style:font-pitch-complex="variable"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weight="bold" style:font-weight-asian="bold" style:font-name-complex="DejaVu Sans2" style:font-family-complex="'DejaVu Sans'" style:font-family-generic-complex="system" style:font-pitch-complex="variable"/>
    </style:style>
    <style:style style:name="Heading_20_4_20_Char" style:display-name="Heading 4 Char" style:family="text" style:parent-style-name="Default_20_Paragraph_20_Font">
      <style:text-properties style:font-name="Calibri" fo:font-family="Calibri" style:font-family-generic="roman" style:font-pitch="variable" fo:font-style="italic" style:font-style-asian="italic" style:font-name-complex="DejaVu Sans2" style:font-family-complex="'DejaVu Sans'" style:font-family-generic-complex="system" style:font-pitch-complex="variable"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Carvalhais</meta:initial-creator>
    <meta:editing-cycles>86</meta:editing-cycles>
    <meta:creation-date>2012-07-19T15:59:00</meta:creation-date>
    <dc:date>2015-12-10T18:33:23.380160170</dc:date>
    <meta:editing-duration>P1DT3H47M28S</meta:editing-duration>
    <meta:generator>LibreOffice/4.2.8.2$Linux_X86_64 LibreOffice_project/420m0$Build-2</meta:generator>
    <meta:document-statistic meta:table-count="0" meta:image-count="0" meta:object-count="0" meta:page-count="6" meta:paragraph-count="46" meta:word-count="2353" meta:character-count="15048" meta:non-whitespace-character-count="12717"/>
    <meta:user-defined meta:name="AppVersion">14.0000</meta:user-defined>
    <meta:user-defined meta:name="Company">U.Por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